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4625in" fo:margin-left="0.2444in" table:align="left"/>
    </style:style>
    <style:style style:name="Table2.A" style:family="table-column">
      <style:table-column-properties style:column-width="2.0646in"/>
    </style:style>
    <style:style style:name="Table2.B" style:family="table-column">
      <style:table-column-properties style:column-width="2.3007in"/>
    </style:style>
    <style:style style:name="Table2.C" style:family="table-column">
      <style:table-column-properties style:column-width="2.0972in"/>
    </style:style>
    <style:style style:name="Table2.A1" style:family="table-cell">
      <style:table-cell-properties fo:background-color="#e6e6e6" fo:padding="0.0382in" fo:border="none">
        <style:background-image/>
      </style:table-cell-properties>
    </style:style>
    <style:style style:name="Table2.2" style:family="table-row">
      <style:table-row-properties style:min-row-height="1.7417in"/>
    </style:style>
    <style:style style:name="Table1" style:family="table">
      <style:table-properties style:width="7.9139in" fo:margin-left="-0.4861in" table:align="left"/>
    </style:style>
    <style:style style:name="Table1.A" style:family="table-column">
      <style:table-column-properties style:column-width="3.9465in"/>
    </style:style>
    <style:style style:name="Table1.B" style:family="table-column">
      <style:table-column-properties style:column-width="3.9674in"/>
    </style:style>
    <style:style style:name="Table1.A1" style:family="table-cell">
      <style:table-cell-properties fo:background-color="#e6e6e6" fo:padding="0.0382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font-size="11pt" officeooo:paragraph-rsid="001647d2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fo:color="#666666" style:font-name="Helvetica" fo:font-weight="bold" officeooo:paragraph-rsid="00132670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666666" style:font-name="Helvetica" fo:font-weight="bold" officeooo:rsid="00132670" officeooo:paragraph-rsid="00132670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Helvetica" fo:font-size="12pt" fo:font-weight="bold" officeooo:rsid="00132670" officeooo:paragraph-rsid="00132670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Helvetica" fo:font-weight="bold" officeooo:rsid="00132670" officeooo:paragraph-rsid="00132670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Helvetica" fo:font-weight="bold" officeooo:rsid="00132670" officeooo:paragraph-rsid="00132670" style:font-weight-asian="bold" style:font-weight-complex="bold"/>
    </style:style>
    <style:style style:name="P7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Helvetica" officeooo:paragraph-rsid="00132670"/>
    </style:style>
    <style:style style:name="P8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4c4c4c" style:font-name="Helvetica" officeooo:paragraph-rsid="00132670"/>
    </style:style>
    <style:style style:name="P9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4c4c4c" style:font-name="Helvetica" fo:font-size="11pt" officeooo:paragraph-rsid="00132670" style:font-size-asian="11pt" style:font-size-complex="11pt"/>
    </style:style>
    <style:style style:name="P10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4c4c4c" style:font-name="Helvetica" fo:font-size="11pt" officeooo:rsid="00132670" officeooo:paragraph-rsid="00132670" style:font-size-asian="11pt" style:font-size-complex="11pt"/>
    </style:style>
    <style:style style:name="P11" style:family="paragraph" style:parent-style-name="Text_20_body">
      <style:paragraph-properties fo:text-align="center" style:justify-single-word="false"/>
      <style:text-properties officeooo:paragraph-rsid="0012de82"/>
    </style:style>
    <style:style style:name="P12" style:family="paragraph" style:parent-style-name="Text_20_body">
      <style:paragraph-properties fo:text-align="center" style:justify-single-word="false"/>
      <style:text-properties style:font-name="Helvetica" officeooo:paragraph-rsid="00134fba"/>
    </style:style>
    <style:style style:name="P13" style:family="paragraph" style:parent-style-name="Text_20_body">
      <style:paragraph-properties fo:text-align="center" style:justify-single-word="false"/>
      <style:text-properties style:font-name="Helvetica" fo:font-weight="bold" officeooo:rsid="0012de82" officeooo:paragraph-rsid="0012de82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Helvetica" fo:font-size="12pt" fo:font-weight="bold" officeooo:rsid="0012de82" officeooo:paragraph-rsid="0012de82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color="#666666" style:font-name="Helvetica" officeooo:paragraph-rsid="00134fba"/>
    </style:style>
    <style:style style:name="P16" style:family="paragraph" style:parent-style-name="Text_20_body">
      <style:paragraph-properties fo:text-align="center" style:justify-single-word="false"/>
      <style:text-properties fo:color="#666666" style:font-name="Helvetica" officeooo:rsid="001647d2" officeooo:paragraph-rsid="001647d2"/>
    </style:style>
    <style:style style:name="P17" style:family="paragraph" style:parent-style-name="Text_20_body">
      <style:paragraph-properties fo:text-align="center" style:justify-single-word="false"/>
      <style:text-properties fo:color="#666666" style:font-name="Helvetica" fo:font-weight="bold" officeooo:rsid="00191a5e" officeooo:paragraph-rsid="00191a5e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Times" fo:font-style="italic" fo:font-weight="normal" officeooo:rsid="00132670" officeooo:paragraph-rsid="00132670" style:font-style-asian="italic" style:font-weight-asian="normal" style:font-style-complex="italic" style:font-weight-complex="normal"/>
    </style:style>
    <style:style style:name="P19" style:family="paragraph" style:parent-style-name="Text_20_body">
      <style:paragraph-properties fo:text-align="center" style:justify-single-word="false"/>
      <style:text-properties officeooo:rsid="0012de82" officeooo:paragraph-rsid="0012de82"/>
    </style:style>
    <style:style style:name="P20" style:family="paragraph" style:parent-style-name="Text_20_body">
      <style:paragraph-properties fo:text-align="center" style:justify-single-word="false"/>
      <style:text-properties fo:color="#000000" style:font-name="Helvetica" fo:font-weight="bold" officeooo:rsid="00191a5e" officeooo:paragraph-rsid="00191a5e" style:font-weight-asian="bold" style:font-weight-complex="bold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style:font-name="Helvetica" fo:font-weight="bold" officeooo:paragraph-rsid="00151cac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Helvetica" fo:font-weight="bold" officeooo:paragraph-rsid="001647d2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Helvetica" fo:font-weight="bold" officeooo:rsid="00151cac" officeooo:paragraph-rsid="00151cac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Helvetica" fo:font-style="normal" fo:font-weight="bold" officeooo:rsid="00151cac" officeooo:paragraph-rsid="00151cac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tyle="italic" fo:font-weight="normal" officeooo:rsid="00151cac" officeooo:paragraph-rsid="00151cac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666666" style:font-name="Helvetica" fo:font-style="italic" fo:font-weight="normal" officeooo:rsid="00151cac" officeooo:paragraph-rsid="00151cac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Helvetica" fo:font-style="normal" fo:font-weight="bold" officeooo:rsid="001647d2" officeooo:paragraph-rsid="001647d2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4c4c4c" style:font-name="Helvetica" fo:font-style="italic" fo:font-weight="normal" officeooo:rsid="00151cac" officeooo:paragraph-rsid="00151cac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4c4c4c" style:font-name="Helvetica" fo:font-style="italic" fo:font-weight="normal" officeooo:rsid="001647d2" officeooo:paragraph-rsid="001647d2" style:font-style-asian="italic" style:font-weight-asian="normal" style:font-style-complex="italic" style:font-weight-complex="normal"/>
    </style:style>
    <style:style style:name="P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4c4c4c" style:font-name="Helvetica" fo:font-size="11pt" officeooo:rsid="00132670" officeooo:paragraph-rsid="00132670" style:font-size-asian="11pt" style:font-size-complex="11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Helvetica" fo:font-style="normal" fo:font-weight="bold" officeooo:paragraph-rsid="00151cac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Helvetica" fo:font-style="normal" fo:font-weight="bold" officeooo:paragraph-rsid="00151cac" style:font-style-asian="normal" style:font-weight-asian="bold" style:font-style-complex="normal" style:font-weight-complex="bold"/>
    </style:style>
    <style:style style:name="P34" style:family="paragraph" style:parent-style-name="Standard" style:list-style-name="L5">
      <style:paragraph-properties fo:text-align="start" style:justify-single-word="false"/>
      <style:text-properties style:font-name="Helvetica" fo:font-style="normal" fo:font-weight="bold" officeooo:paragraph-rsid="001956f3" style:font-style-asian="normal" style:font-weight-asian="bold" style:font-style-complex="normal" style:font-weight-complex="bold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Helvetica" fo:font-style="normal" fo:font-weight="bold" officeooo:rsid="00151cac" officeooo:paragraph-rsid="00151cac" style:font-style-asian="normal" style:font-weight-asian="bold" style:font-style-complex="normal" style:font-weight-complex="bold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Helvetica" fo:font-weight="bold" officeooo:paragraph-rsid="00151cac" style:font-weight-asian="bold" style:font-weight-complex="bold"/>
    </style:style>
    <style:style style:name="P37" style:family="paragraph" style:parent-style-name="Standard" style:list-style-name="L3">
      <style:paragraph-properties fo:text-align="start" style:justify-single-word="false"/>
      <style:text-properties style:font-name="Helvetica" fo:font-weight="bold" officeooo:paragraph-rsid="001647d2" style:font-weight-asian="bold" style:font-weight-complex="bold"/>
    </style:style>
    <style:style style:name="P38" style:family="paragraph" style:parent-style-name="Standard" style:list-style-name="L4">
      <style:paragraph-properties fo:text-align="start" style:justify-single-word="false"/>
      <style:text-properties style:font-name="Helvetica" fo:font-weight="bold" officeooo:paragraph-rsid="001647d2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Helvetica" fo:font-weight="bold" officeooo:paragraph-rsid="00151cac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Helvetica" fo:font-weight="bold" officeooo:paragraph-rsid="001956f3" style:font-weight-asian="bold" style:font-weight-complex="bold"/>
    </style:style>
    <style:style style:name="P41" style:family="paragraph" style:parent-style-name="Standard" style:list-style-name="L1">
      <style:paragraph-properties fo:text-align="start" style:justify-single-word="false"/>
      <style:text-properties fo:color="#666666" style:font-name="Helvetica" fo:font-style="italic" fo:font-weight="normal" officeooo:rsid="00151cac" officeooo:paragraph-rsid="00151cac" style:font-style-asian="italic" style:font-weight-asian="normal" style:font-style-complex="italic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color="#000000" style:font-name="Helvetica" fo:font-style="normal" fo:font-weight="bold" officeooo:paragraph-rsid="00151cac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style:font-name="Helvetica" fo:font-style="normal" fo:font-weight="bold" officeooo:paragraph-rsid="00151cac" style:font-style-asian="normal" style:font-weight-asian="bold" style:font-style-complex="normal" style:font-weight-complex="bold"/>
    </style:style>
    <style:style style:name="P44" style:family="paragraph" style:parent-style-name="Standard" style:list-style-name="L1">
      <style:paragraph-properties fo:text-align="start" style:justify-single-word="false"/>
      <style:text-properties fo:color="#000000" style:font-name="Helvetica" fo:font-style="normal" fo:font-weight="normal" officeooo:rsid="00151cac" officeooo:paragraph-rsid="00151cac" style:font-style-asian="normal" style:font-weight-asian="normal" style:font-style-complex="normal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color="#4c4c4c" style:font-name="Helvetica" fo:font-style="italic" fo:font-weight="normal" officeooo:rsid="00151cac" officeooo:paragraph-rsid="00151cac" style:font-style-asian="italic" style:font-weight-asian="normal" style:font-style-complex="italic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fo:color="#4c4c4c" style:font-name="Helvetica" fo:font-style="italic" fo:font-weight="normal" officeooo:rsid="00151cac" officeooo:paragraph-rsid="00151cac" style:font-style-asian="italic" style:font-weight-asian="normal" style:font-style-complex="italic" style:font-weight-complex="normal"/>
    </style:style>
    <style:style style:name="P47" style:family="paragraph" style:parent-style-name="Text_20_body">
      <style:paragraph-properties fo:text-align="center" style:justify-single-word="false"/>
      <style:text-properties fo:color="#666666" style:font-name="Helvetica" officeooo:rsid="001647d2" officeooo:paragraph-rsid="001956f3"/>
    </style:style>
    <style:style style:name="P48" style:family="paragraph" style:parent-style-name="Table_20_Contents">
      <style:text-properties fo:font-style="italic" officeooo:paragraph-rsid="001956f3" style:font-style-asian="italic" style:font-style-complex="italic"/>
    </style:style>
    <style:style style:name="T1" style:family="text">
      <style:text-properties fo:color="#808080" style:font-name="Helvetica" officeooo:rsid="001647d2"/>
    </style:style>
    <style:style style:name="T2" style:family="text">
      <style:text-properties fo:color="#808080" fo:font-style="italic" fo:font-weight="normal" officeooo:rsid="001647d2" style:font-style-asian="italic" style:font-weight-asian="normal" style:font-style-complex="italic" style:font-weight-complex="normal"/>
    </style:style>
    <style:style style:name="T3" style:family="text">
      <style:text-properties officeooo:rsid="001647d2"/>
    </style:style>
    <style:style style:name="T4" style:family="text">
      <style:text-properties officeooo:rsid="0012de82"/>
    </style:style>
    <style:style style:name="T5" style:family="text">
      <style:text-properties fo:font-style="italic" officeooo:rsid="0012de82" style:font-style-asian="italic" style:font-style-complex="italic"/>
    </style:style>
    <style:style style:name="T6" style:family="text">
      <style:text-properties officeooo:rsid="00132670"/>
    </style:style>
    <style:style style:name="T7" style:family="text">
      <style:text-properties style:font-name="Helvetica" fo:font-weight="bold" officeooo:rsid="0012de82" style:font-weight-asian="bold" style:font-weight-complex="bold"/>
    </style:style>
    <style:style style:name="T8" style:family="text">
      <style:text-properties fo:font-size="11pt" officeooo:rsid="00132670" style:font-size-asian="11pt" style:font-size-complex="11pt"/>
    </style:style>
    <style:style style:name="T9" style:family="text">
      <style:text-properties fo:font-weight="bold" officeooo:rsid="001956f3" style:font-weight-asian="bold" style:font-weight-complex="bold"/>
    </style:style>
    <style:style style:name="T10" style:family="text">
      <style:text-properties officeooo:rsid="00134fba"/>
    </style:style>
    <style:style style:name="T11" style:family="text">
      <style:text-properties fo:color="#666666" officeooo:rsid="00134fba"/>
    </style:style>
    <style:style style:name="T12" style:family="text">
      <style:text-properties fo:color="#666666" fo:font-style="italic" fo:font-weight="normal" officeooo:rsid="00151cac" style:font-style-asian="italic" style:font-weight-asian="normal" style:font-style-complex="italic" style:font-weight-complex="normal"/>
    </style:style>
    <style:style style:name="T13" style:family="text">
      <style:text-properties fo:color="#666666" fo:font-style="italic" fo:font-weight="normal" officeooo:rsid="001647d2" style:font-style-asian="italic" style:font-weight-asian="normal" style:font-style-complex="italic" style:font-weight-complex="normal"/>
    </style:style>
    <style:style style:name="T14" style:family="text">
      <style:text-properties fo:color="#666666" fo:font-style="italic" fo:font-weight="normal" officeooo:rsid="001956f3" style:font-style-asian="italic" style:font-weight-asian="normal" style:font-style-complex="italic" style:font-weight-complex="normal"/>
    </style:style>
    <style:style style:name="T15" style:family="text">
      <style:text-properties fo:color="#666666" fo:font-weight="normal" officeooo:rsid="00151cac" style:font-weight-asian="normal" style:font-weight-complex="normal"/>
    </style:style>
    <style:style style:name="T16" style:family="text">
      <style:text-properties fo:color="#666666" fo:font-weight="normal" officeooo:rsid="001956f3" style:font-weight-asian="normal" style:font-weight-complex="normal"/>
    </style:style>
    <style:style style:name="T17" style:family="text">
      <style:text-properties fo:color="#000000" fo:font-style="italic" fo:font-weight="normal" officeooo:rsid="00151cac" style:font-style-asian="italic" style:font-weight-asian="normal" style:font-style-complex="italic" style:font-weight-complex="normal"/>
    </style:style>
    <style:style style:name="T18" style:family="text">
      <style:text-properties fo:color="#000000" fo:font-weight="normal" officeooo:rsid="00151cac" style:font-weight-asian="normal" style:font-weight-complex="normal"/>
    </style:style>
    <style:style style:name="T19" style:family="text">
      <style:text-properties fo:color="#000000" fo:font-weight="normal" officeooo:rsid="001956f3" style:font-weight-asian="normal" style:font-weight-complex="normal"/>
    </style:style>
    <style:style style:name="T20" style:family="text">
      <style:text-properties fo:color="#000000" fo:font-style="normal" fo:font-weight="normal" officeooo:rsid="00151cac" style:font-style-asian="normal" style:font-weight-asian="normal" style:font-style-complex="normal" style:font-weight-complex="normal"/>
    </style:style>
    <style:style style:name="T21" style:family="text">
      <style:text-properties fo:color="#000000" fo:font-style="normal" fo:font-weight="normal" officeooo:rsid="001647d2" style:font-style-asian="normal" style:font-weight-asian="normal" style:font-style-complex="normal" style:font-weight-complex="normal"/>
    </style:style>
    <style:style style:name="T22" style:family="text">
      <style:text-properties fo:color="#000000" fo:font-style="normal" officeooo:rsid="00151cac" style:font-style-asian="normal" style:font-style-complex="normal"/>
    </style:style>
    <style:style style:name="T23" style:family="text">
      <style:text-properties fo:color="#000000" fo:font-style="normal" officeooo:rsid="001647d2" style:font-style-asian="normal" style:font-style-complex="normal"/>
    </style:style>
    <style:style style:name="T24" style:family="text">
      <style:text-properties fo:color="#4c4c4c" fo:font-size="11pt" officeooo:rsid="00132670" style:font-size-asian="11pt" style:font-size-complex="11pt"/>
    </style:style>
    <style:style style:name="T25" style:family="text">
      <style:text-properties fo:color="#4c4c4c" officeooo:rsid="00132670"/>
    </style:style>
    <style:style style:name="T26" style:family="text">
      <style:text-properties fo:color="#4c4c4c" fo:font-style="italic" fo:font-weight="normal" officeooo:rsid="00151cac" style:font-style-asian="italic" style:font-weight-asian="normal" style:font-style-complex="italic" style:font-weight-complex="normal"/>
    </style:style>
    <style:style style:name="T27" style:family="text">
      <style:text-properties fo:color="#4c4c4c" fo:font-style="italic" fo:font-weight="normal" officeooo:rsid="001647d2" style:font-style-asian="italic" style:font-weight-asian="normal" style:font-style-complex="italic" style:font-weight-complex="normal"/>
    </style:style>
    <style:style style:name="T28" style:family="text">
      <style:text-properties officeooo:rsid="00151cac"/>
    </style:style>
    <style:style style:name="T29" style:family="text">
      <style:text-properties fo:font-weight="normal" officeooo:rsid="00151cac" style:font-weight-asian="normal" style:font-weight-complex="normal"/>
    </style:style>
    <style:style style:name="T30" style:family="text">
      <style:text-properties fo:font-weight="normal" officeooo:rsid="001647d2" style:font-weight-asian="normal" style:font-weight-complex="normal"/>
    </style:style>
    <style:style style:name="T31" style:family="text">
      <style:text-properties style:font-name="Times New Roman" fo:font-style="italic" fo:font-weight="normal" officeooo:rsid="00151cac" style:font-style-asian="italic" style:font-weight-asian="normal" style:font-style-complex="italic" style:font-weight-complex="normal"/>
    </style:style>
    <style:style style:name="T32" style:family="text">
      <style:text-properties fo:font-style="normal" officeooo:rsid="00151cac" style:font-style-asian="normal" style:font-style-complex="normal"/>
    </style:style>
    <style:style style:name="T33" style:family="text">
      <style:text-properties fo:font-style="normal" officeooo:rsid="001956f3" style:font-style-asian="normal" style:font-style-complex="normal"/>
    </style:style>
    <style:style style:name="T34" style:family="text">
      <style:text-properties fo:font-style="normal" fo:font-weight="normal" officeooo:rsid="00151cac" style:font-style-asian="normal" style:font-weight-asian="normal" style:font-style-complex="normal" style:font-weight-complex="normal"/>
    </style:style>
    <style:style style:name="T35" style:family="text">
      <style:text-properties officeooo:rsid="001956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1">POST-CONCERT WRITE-UP</text:span><text:span text:style-name="T10">: </text:span><text:span text:style-name="T9">NAME OF ARTIST</text:span></text:p>
      <text:p text:style-name="P15"><text:span text:style-name="T3">(</text:span><text:span text:style-name="T10">November 09, 2012</text:span><text:span text:style-name="T3">)</text:span></text:p>
      <text:p text:style-name="P47"><text:span text:style-name="T35">Location</text:span></text:p>
      <text:p text:style-name="P16"/>
      <text:p text:style-name="P17">Total Responses: </text:p>
      <text:p text:style-name="P17">Total Attendees: </text:p>
      <text:p text:style-name="P20">Response Rate: %</text:p>
      <text:p text:style-name="P13"/>
      <text:p text:style-name="P14"/>
      <text:p text:style-name="P14">Performance Elements</text:p>
      <text:p text:style-name="P18">(Average + Five-Number Summary)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Overall Experience</text:p>
            <text:p text:style-name="P3">Mean: </text:p>
            <text:p text:style-name="P10"/>
            <text:p text:style-name="P8"><text:span text:style-name="T8">Min</text:span><text:span text:style-name="T6">: </text:span></text:p>
            <text:p text:style-name="P10">1st Qu.: </text:p>
            <text:p text:style-name="P10">Median: </text:p>
            <text:p text:style-name="P9"/>
            <text:p text:style-name="P31"><text:s text:c="12"/>3rd Qu: </text:p>
            <text:p text:style-name="P10">Max: </text:p>
            <text:p text:style-name="P9"/>
            <text:p text:style-name="P7"><text:span text:style-name="T24">NA's</text:span><text:span text:style-name="T25">: </text:span></text:p>
          </table:table-cell>
          <table:table-cell table:style-name="Table2.A1" office:value-type="string">
            <text:p text:style-name="P5">Artist's Performance</text:p>
            <text:p text:style-name="P3">Mean: </text:p>
            <text:p text:style-name="P10"/>
            <text:p text:style-name="P8"><text:span text:style-name="T8">Min</text:span><text:span text:style-name="T6">: </text:span></text:p>
            <text:p text:style-name="P10">1st Qu.: </text:p>
            <text:p text:style-name="P10">Median: </text:p>
            <text:p text:style-name="P31"/>
            <text:p text:style-name="P10">3rd Qu: </text:p>
            <text:p text:style-name="P10">Max: </text:p>
            <text:p text:style-name="P10"/>
            <text:p text:style-name="P8"><text:span text:style-name="T8">NA's</text:span><text:span text:style-name="T6">: </text:span></text:p>
          </table:table-cell>
          <table:table-cell table:style-name="Table2.A1" office:value-type="string">
            <text:p text:style-name="P5">Intimacy with Musicians</text:p>
            <text:p text:style-name="P3">Mean: </text:p>
            <text:p text:style-name="P10"/>
            <text:p text:style-name="P8"><text:span text:style-name="T8">Min</text:span><text:span text:style-name="T6">: </text:span></text:p>
            <text:p text:style-name="P10">1st Qu.:</text:p>
            <text:p text:style-name="P10">Median: </text:p>
            <text:p text:style-name="P10"/>
            <text:p text:style-name="P10">3rd Qu: </text:p>
            <text:p text:style-name="P10">Max: </text:p>
            <text:p text:style-name="P10"/>
            <text:p text:style-name="P8"><text:span text:style-name="T8">NA's</text:span><text:span text:style-name="T6">:</text:span></text:p>
          </table:table-cell>
        </table:table-row>
        <table:table-row table:style-name="Table2.2">
          <table:table-cell table:style-name="Table2.A1" office:value-type="string">
            <text:p text:style-name="P5">Pre-Concert Talk</text:p>
            <text:p text:style-name="P3">Mean: </text:p>
            <text:p text:style-name="P10"/>
            <text:p text:style-name="P8"><text:span text:style-name="T8">Min</text:span><text:span text:style-name="T6">: </text:span></text:p>
            <text:p text:style-name="P10">1st Qu.: </text:p>
            <text:p text:style-name="P10">Median: </text:p>
            <text:p text:style-name="P10"/>
            <text:p text:style-name="P10">3rd Qu: </text:p>
            <text:p text:style-name="P10">Max: </text:p>
            <text:p text:style-name="P10"/>
            <text:p text:style-name="P8"><text:span text:style-name="T8">NA's</text:span><text:span text:style-name="T6">: </text:span></text:p>
          </table:table-cell>
          <table:table-cell table:style-name="Table2.A1" office:value-type="string">
            <text:p text:style-name="P6">Venue</text:p>
            <text:p text:style-name="P2"><text:span text:style-name="T6">Mean: </text:span></text:p>
            <text:p text:style-name="P10"/>
            <text:p text:style-name="P8"><text:span text:style-name="T8">Min</text:span><text:span text:style-name="T6">: </text:span></text:p>
            <text:p text:style-name="P9"><text:span text:style-name="T6">1st Qu.: </text:span></text:p>
            <text:p text:style-name="P9"><text:span text:style-name="T6">Median: </text:span></text:p>
            <text:p text:style-name="P31"/>
            <text:p text:style-name="P9"><text:span text:style-name="T6">3rd Qu: </text:span></text:p>
            <text:p text:style-name="P9"><text:span text:style-name="T6">Max: </text:span></text:p>
            <text:p text:style-name="P10"/>
            <text:p text:style-name="P8"><text:span text:style-name="T8">NA's</text:span><text:span text:style-name="T6">: </text:span></text:p>
          </table:table-cell>
          <table:table-cell table:style-name="Table2.A1" office:value-type="string">
            <text:p text:style-name="P6">Price/Value</text:p>
            <text:p text:style-name="P2"><text:span text:style-name="T6">Mean: </text:span></text:p>
            <text:p text:style-name="P10"/>
            <text:p text:style-name="P8"><text:span text:style-name="T8">Min</text:span><text:span text:style-name="T6">: </text:span></text:p>
            <text:p text:style-name="P9"><text:span text:style-name="T6">1st Qu.: </text:span></text:p>
            <text:p text:style-name="P9"><text:span text:style-name="T6">Median: </text:span></text:p>
            <text:p text:style-name="P10"/>
            <text:p text:style-name="P9"><text:span text:style-name="T6">3rd Qu: </text:span></text:p>
            <text:p text:style-name="P9"><text:span text:style-name="T6">Max: </text:span></text:p>
            <text:p text:style-name="P10"/>
            <text:p text:style-name="P8"><text:span text:style-name="T8">NA's</text:span><text:span text:style-name="T6">: 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1"><text:span text:style-name="T7">Personal Information </text:span><text:span text:style-name="T4">(</text:span><text:span text:style-name="T5">Shown as proportion of 100%</text:span><text:span text:style-name="T4">)</text:span></text:p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8"><text:span text:style-name="T35">[Plot of LiveMusic]</text:span></text:p>
            <text:p text:style-name="P48"><text:span text:style-name="T35"/></text:p>
            <text:p text:style-name="P48"><text:span text:style-name="T35">Total Responses:</text:span></text:p>
          </table:table-cell>
          <table:table-cell table:style-name="Table1.A1" office:value-type="string">
            <text:p text:style-name="P48"><text:span text:style-name="T35">[Plot of UCPLoyalty]</text:span></text:p>
            <text:p text:style-name="P48"><text:span text:style-name="T35"/></text:p>
            <text:p text:style-name="P48"><text:span text:style-name="T35">Total Responses:</text:span></text:p>
          </table:table-cell>
        </table:table-row>
        <table:table-row>
          <table:table-cell table:style-name="Table1.A1" office:value-type="string">
            <text:p text:style-name="P48"><text:span text:style-name="T35">[Plot of Shuttle]</text:span></text:p>
            <text:p text:style-name="P48"><text:span text:style-name="T35"/></text:p>
            <text:p text:style-name="P48"><text:span text:style-name="T35">Total Responses:</text:span></text:p>
          </table:table-cell>
          <table:table-cell table:style-name="Table1.A1" office:value-type="string">
            <text:p text:style-name="P48"><text:span text:style-name="T35">[Plot of Subs]</text:span></text:p>
            <text:p text:style-name="P48"><text:span text:style-name="T35"/></text:p>
            <text:p text:style-name="P48"><text:span text:style-name="T35">Total Responses:</text:span></text:p>
          </table:table-cell>
        </table:table-row>
      </table:table>
      <text:p text:style-name="Standard"/>
      <text:p text:style-name="P21"/>
      <text:p text:style-name="P24"/>
      <text:p text:style-name="P24"/>
      <text:p text:style-name="P24"/>
      <text:p text:style-name="P22"><text:span text:style-name="T28">Comments </text:span><text:span text:style-name="T31">(By Category)</text:span></text:p>
      <text:p text:style-name="P26"/>
      <text:p text:style-name="P25"/>
      <text:p text:style-name="P33"><text:span text:style-name="T28">-Production </text:span><text:span text:style-name="T12">(Sound quality, microphones, PA, etc</text:span></text:p>
      <text:list xml:id="list2026910469" text:style-name="L5">
        <text:list-item>
          <text:p text:style-name="P34"><text:span text:style-name="T14">“</text:span><text:span text:style-name="T19">Quote” </text:span><text:span text:style-name="T14">(Name)</text:span></text:p>
        </text:list-item>
      </text:list>
      <text:p text:style-name="P27"/>
      <text:p text:style-name="P43"><text:span text:style-name="T27"/></text:p>
      <text:p text:style-name="P26"/>
      <text:p text:style-name="P26"/>
      <text:p text:style-name="P39"><text:span text:style-name="T31">-</text:span><text:span text:style-name="T32">Pre Concert Talk/Announcements</text:span></text:p>
      <text:p text:style-name="P39"><text:span text:style-name="T32"/></text:p>
      <text:p text:style-name="P39"><text:span text:style-name="T32"/></text:p>
      <text:p text:style-name="P39"><text:span text:style-name="T32"/></text:p>
      <text:p text:style-name="P40"><text:span text:style-name="T33">-Artist's Performance </text:span></text:p>
      <text:p text:style-name="P40"><text:span text:style-name="T33"/></text:p>
      <text:p text:style-name="P40"><text:span text:style-name="T33"/></text:p>
      <text:p text:style-name="P40"><text:span text:style-name="T33"/></text:p>
      <text:p text:style-name="P40"><text:span text:style-name="T33">-Venue</text:span></text:p>
      <text:p text:style-name="P25"/>
      <text:list xml:id="list222804620" text:style-name="L2">
        <text:list-header>
          <text:p text:style-name="P46"><text:span text:style-name="T26"/></text:p>
        </text:list-header>
      </text:list>
      <text:p text:style-name="P30"/>
      <text:p text:style-name="P23"><text:span text:style-name="T27">-</text:span><text:span text:style-name="T23">Programming</text:span></text:p>
      <text:p text:style-name="P28"/>
      <text:list xml:id="list1876505817" text:style-name="L3">
        <text:list-header>
          <text:p text:style-name="P37"><text:span text:style-name="T13"/></text:p>
        </text:list-header>
      </text:list>
      <text:p text:style-name="P29"/>
      <text:p text:style-name="P30"/>
      <text:p text:style-name="P23"><text:span text:style-name="T27">-</text:span><text:span text:style-name="T23">Overall Experience</text:span></text:p>
      <text:p text:style-name="P28"/>
      <text:list xml:id="list751680675" text:style-name="L4">
        <text:list-header>
          <text:p text:style-name="P38"><text:span text:style-name="T2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1pt" officeooo:paragraph-rsid="001647d2" style:font-size-asian="11pt" style:font-size-complex="11pt"/>
    </style:style>
    <style:style style:name="MT1" style:family="text">
      <style:text-properties fo:color="#808080" style:font-name="Helvetica" officeooo:rsid="001647d2"/>
    </style:style>
    <style:style style:name="MT2" style:family="text">
      <style:text-properties officeooo:rsid="001647d2"/>
    </style:style>
    <style:page-layout style:name="Mpm1">
      <style:page-layout-properties fo:page-width="8.5in" fo:page-height="11in" style:num-format="1" style:print-orientation="portrait" fo:margin-top="0.7957in" fo:margin-bottom="0.742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535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Post-Concert Write-up: <text:s/></text:span><text:span text:style-name="MT2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23:18:06</meta:creation-date>
    <dc:date>2012-11-21T17:24:18</dc:date>
    <meta:editing-duration>PT11M53S</meta:editing-duration>
    <meta:editing-cycles>4</meta:editing-cycles>
    <meta:generator>LibreOffice/3.6$MacOSX_x86 LibreOffice_project/e29a214-2bbed72-0621de6-a97528c-8f066d</meta:generator>
    <meta:document-statistic meta:table-count="2" meta:image-count="0" meta:object-count="0" meta:page-count="2" meta:paragraph-count="74" meta:word-count="137" meta:character-count="935" meta:non-whitespace-character-count="815"/>
  </office:meta>
</office:document-meta>
</file>